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_20__28_Rounded_29_" svg:stroke-color="#000000" svg:stroke-linecap="round" draw:fill="none" loext:fill-use-slide-background="false" draw:textarea-horizontal-align="justify" draw:textarea-vertical-align="middle" draw:auto-grow-height="false" fo:min-height="0.3cm" fo:min-width="2.125cm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none" draw:fill="none" fo:min-height="0.85cm" fo:padding-top="0cm" fo:padding-bottom="0cm" fo:padding-left="0cm" fo:padding-right="0cm" fo:wrap-option="no-wrap" loext:decorative="false"/>
      <style:paragraph-properties style:writing-mode="lr-tb"/>
    </style:style>
    <style:style style:name="gr3" style:family="graphic" style:parent-style-name="objectwithoutfill">
      <style:graphic-properties svg:stroke-color="#000000" draw:marker-end="Arrowheads_20_7" draw:marker-end-width="0.3cm" draw:fill="none" draw:textarea-vertical-align="middle" loext:decorative="false"/>
    </style:style>
    <style:style style:name="gr4" style:family="graphic" style:parent-style-name="objectwithoutfill">
      <style:graphic-properties svg:stroke-color="#000000" draw:fill="none" draw:textarea-vertical-align="middle" loext:decorative="false"/>
    </style:style>
    <style:style style:name="gr5" style:family="graphic" style:parent-style-name="objectwithoutfill">
      <style:graphic-properties svg:stroke-color="#000000" draw:marker-end="Arrowheads_20_8" draw:marker-end-width="0.3cm" svg:stroke-opacity="100%" draw:fill="none" draw:textarea-vertical-align="middle" loext:decorative="false"/>
    </style:style>
    <style:style style:name="gr6" style:family="graphic" style:parent-style-name="objectwithoutfill">
      <style:graphic-properties svg:stroke-color="#000000" draw:marker-end="Arrowheads_20_9" draw:marker-end-width="0.3cm" draw:fill="none" draw:textarea-vertical-align="middle" loext:decorative="false"/>
    </style:style>
    <style:style style:name="gr7" style:family="graphic" style:parent-style-name="objectwithoutfill">
      <style:graphic-properties svg:stroke-color="#000000" draw:marker-end="Arrowheads_20_10" draw:marker-end-width="0.3cm" draw:fill="none" draw:textarea-horizontal-align="center" draw:textarea-vertical-align="middle" loext:decorative="false"/>
    </style:style>
    <style:style style:name="gr8" style:family="graphic" style:parent-style-name="objectwithoutfill">
      <style:graphic-properties svg:stroke-color="#000000" draw:marker-end="Arrowheads_20_12" draw:marker-end-width="0.3cm" draw:fill="none" draw:textarea-horizontal-align="center" draw:textarea-vertical-align="middle" loext:decorative="false"/>
    </style:style>
    <style:style style:name="gr9" style:family="graphic" style:parent-style-name="standard">
      <style:graphic-properties draw:stroke="dash" draw:stroke-dash="Long_20_Dash_20__28_Rounded_29_" svg:stroke-color="#000000" svg:stroke-linecap="round" draw:fill="none" loext:fill-use-slide-background="false" draw:textarea-horizontal-align="justify" draw:textarea-vertical-align="middle" draw:auto-grow-height="false" fo:min-height="0.424cm" fo:min-width="3.95cm" style:writing-mode="lr-tb" loext:decorative="false"/>
      <style:paragraph-properties style:writing-mode="lr-tb"/>
    </style:style>
    <style:style style:name="gr10" style:family="graphic" style:parent-style-name="objectwithoutfill">
      <style:graphic-properties svg:stroke-color="#000000" draw:marker-end="Arrowheads_20_13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000000" draw:marker-end="Arrowheads_20_14" draw:marker-end-width="0.3cm" draw:fill="none" draw:textarea-vertical-align="middle" loext:decorative="false"/>
    </style:style>
    <style:style style:name="gr12" style:family="graphic" style:parent-style-name="objectwithoutfill">
      <style:graphic-properties svg:stroke-color="#000000" draw:marker-end="Arrowheads_20_15" draw:marker-end-width="0.3cm" draw:fill="none" draw:textarea-vertical-align="middle" loext:decorative="false"/>
    </style:style>
    <style:style style:name="gr13" style:family="graphic" style:parent-style-name="standard">
      <style:graphic-properties draw:stroke="solid" draw:stroke-dash="Long_20_Dash_20__28_Rounded_29_" svg:stroke-color="#000000" svg:stroke-linecap="round" draw:fill="none" loext:fill-use-slide-background="false" draw:textarea-horizontal-align="justify" draw:textarea-vertical-align="middle" draw:auto-grow-height="false" fo:min-height="0.3cm" fo:min-width="3.45cm" style:writing-mode="lr-tb" loext:decorative="false"/>
      <style:paragraph-properties style:writing-mode="lr-tb"/>
    </style:style>
    <style:style style:name="gr14" style:family="graphic" style:parent-style-name="objectwithoutfill">
      <style:graphic-properties svg:stroke-color="#000000" draw:marker-end="Arrowheads_20_16" draw:marker-end-width="0.3cm" draw:fill="none" draw:textarea-vertical-align="middle" loext:decorative="false"/>
    </style:style>
    <style:style style:name="gr15" style:family="graphic" style:parent-style-name="standard">
      <style:graphic-properties draw:stroke="solid" draw:stroke-dash="Long_20_Dash_20__28_Rounded_29_" svg:stroke-color="#000000" svg:stroke-linecap="round" draw:fill="none" loext:fill-use-slide-background="false" draw:textarea-horizontal-align="justify" draw:textarea-vertical-align="middle" draw:auto-grow-height="false" fo:min-height="1.75cm" fo:min-width="3.45cm" style:writing-mode="lr-tb" loext:decorative="false"/>
      <style:paragraph-properties style:writing-mode="lr-tb"/>
    </style:style>
    <style:style style:name="gr16" style:family="graphic" style:parent-style-name="objectwithoutfill">
      <style:graphic-properties svg:stroke-color="#000000" draw:marker-end="Arrowheads_20_17" draw:marker-end-width="0.3cm" draw:fill="none" draw:textarea-vertical-align="middle" loext:decorative="false"/>
    </style:style>
    <style:style style:name="gr17" style:family="graphic" style:parent-style-name="standard" style:list-style-name="L1">
      <style:graphic-properties draw:stroke="none" draw:fill="none" fo:min-height="0.882cm" fo:padding-top="0cm" fo:padding-bottom="0cm" fo:padding-left="0cm" fo:padding-right="0cm" fo:wrap-option="no-wrap" loext:decorative="false"/>
      <style:paragraph-properties style:writing-mode="lr-tb"/>
    </style:style>
    <style:style style:name="gr18" style:family="graphic" style:parent-style-name="standard">
      <style:graphic-properties draw:stroke="dash" draw:stroke-dash="Long_20_Dash_20__28_Rounded_29_" svg:stroke-color="#000000" svg:stroke-linecap="round" draw:fill="none" loext:fill-use-slide-background="false" draw:textarea-horizontal-align="justify" draw:textarea-vertical-align="middle" draw:auto-grow-height="false" fo:min-height="0.424cm" fo:min-width="3.35cm" style:writing-mode="lr-tb" loext:decorative="false"/>
      <style:paragraph-properties style:writing-mode="lr-tb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1.814cm" fo:min-width="1.774cm" fo:padding-top="0.03cm" fo:padding-bottom="0.03cm" fo:padding-left="0.05cm" fo:padding-right="0.05cm" style:writing-mode="lr-tb" loext:decorative="false"/>
      <style:paragraph-properties style:writing-mode="lr-tb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1.814cm" fo:min-width="1.846cm" fo:padding-top="0.03cm" fo:padding-bottom="0.03cm" fo:padding-left="0.05cm" fo:padding-right="0.05cm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9cm" fo:min-width="1.55cm" fo:padding-top="0.03cm" fo:padding-bottom="0.03cm" fo:padding-left="0.05cm" fo:padding-right="0.05cm" style:writing-mode="lr-tb" loext:decorative="false"/>
      <style:paragraph-properties style:writing-mode="lr-tb"/>
    </style:style>
    <style:style style:name="gr22" style:family="graphic" style:parent-style-name="objectwithoutfill">
      <style:graphic-properties svg:stroke-color="#000000" draw:marker-end="Arrowheads_20_11" draw:marker-end-width="0.3cm" draw:fill="none" draw:textarea-vertical-align="middle" loext:decorative="false"/>
    </style:style>
    <style:style style:name="gr2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98cm" fo:min-width="1.588cm" fo:padding-top="0.03cm" fo:padding-bottom="0.03cm" fo:padding-left="0.05cm" fo:padding-right="0.05cm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9cm" fo:min-width="2.15cm" fo:padding-top="0.03cm" fo:padding-bottom="0.03cm" fo:padding-left="0.05cm" fo:padding-right="0.05cm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9cm" fo:min-width="1.75cm" fo:padding-top="0.03cm" fo:padding-bottom="0.03cm" fo:padding-left="0.05cm" fo:padding-right="0.05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9cm" fo:min-width="2cm" fo:padding-top="0.03cm" fo:padding-bottom="0.03cm" fo:padding-left="0.05cm" fo:padding-right="0.05cm" style:writing-mode="lr-tb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font-name="Liberation Sans" fo:font-size="9pt" style:font-size-asian="10pt" style:font-size-complex="10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Liberation Sans" fo:font-size="9pt" style:font-size-asian="10pt" style:font-size-complex="10pt"/>
    </style:style>
    <style:style style:name="P3" style:family="paragraph">
      <style:paragraph-properties fo:margin-top="0cm" fo:margin-bottom="0cm" fo:text-align="center"/>
    </style:style>
    <style:style style:name="P4" style:family="paragraph">
      <loext:graphic-properties draw:fill="none"/>
      <style:paragraph-properties fo:margin-top="0cm" fo:margin-bottom="0cm" fo:text-align="center"/>
      <style:text-properties style:font-name="Liberation Sans1" fo:font-size="8pt" style:letter-kerning="true" style:font-name-asian="Noto Sans CJK SC" style:font-size-asian="10pt" style:font-name-complex="Lohit Devanagari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8pt" style:font-size-asian="10pt" style:font-size-complex="10pt"/>
    </style:style>
    <style:style style:name="P7" style:family="paragraph">
      <style:paragraph-properties fo:text-align="center"/>
      <style:text-properties style:font-name="Liberation Sans" fo:font-size="9pt" style:font-size-asian="10pt" style:font-size-complex="10pt"/>
    </style:style>
    <style:style style:name="P8" style:family="paragraph">
      <loext:graphic-properties draw:fill="none"/>
      <style:paragraph-properties fo:text-align="center" style:writing-mode="lr-tb"/>
      <style:text-properties style:font-name="Liberation Sans" fo:font-size="9pt" style:font-size-asian="10pt" style:font-size-complex="10pt"/>
    </style:style>
    <style:style style:name="P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8pt"/>
    </style:style>
    <style:style style:name="P11" style:family="paragraph">
      <style:paragraph-properties fo:text-align="center"/>
      <style:text-properties fo:font-size="9pt" fo:font-weight="bold" style:font-weight-asian="bold" style:font-weight-complex="bold"/>
    </style:style>
    <style:style style:name="P12" style:family="paragraph">
      <loext:graphic-properties draw:fill="none"/>
      <style:paragraph-properties fo:text-align="center" style:writing-mode="lr-tb"/>
      <style:text-properties fo:font-size="9pt" fo:font-weight="bold" style:font-weight-asian="bold" style:font-weight-complex="bold"/>
    </style:style>
    <style:style style:name="P13" style:family="paragraph">
      <style:paragraph-properties fo:text-align="center"/>
      <style:text-properties fo:font-size="9pt"/>
    </style:style>
    <style:style style:name="P14" style:family="paragraph">
      <loext:graphic-properties draw:fill="none"/>
      <style:paragraph-properties fo:text-align="center" style:writing-mode="lr-tb"/>
      <style:text-properties fo:font-size="9pt"/>
    </style:style>
    <style:style style:name="P15" style:family="paragraph">
      <style:paragraph-properties fo:text-align="center"/>
      <style:text-properties fo:font-size="9pt" fo:font-weight="normal" style:font-weight-asian="normal" style:font-weight-complex="normal"/>
    </style:style>
    <style:style style:name="P16" style:family="paragraph">
      <loext:graphic-properties draw:fill="none"/>
      <style:paragraph-properties fo:text-align="center" style:writing-mode="lr-tb"/>
      <style:text-properties fo:font-size="9pt" fo:font-weight="normal" style:font-weight-asian="normal" style:font-weight-complex="normal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font-size="9pt" fo:font-weight="normal" style:font-weight-asian="normal" style:font-weight-complex="normal"/>
    </style:style>
    <style:style style:name="P18" style:family="paragraph">
      <style:paragraph-properties fo:text-align="center"/>
      <style:text-properties fo:font-size="8pt"/>
    </style:style>
    <style:style style:name="P19" style:family="paragraph">
      <loext:graphic-properties draw:fill="solid" draw:fill-color="#ffffff"/>
      <style:paragraph-properties fo:text-align="center" style:writing-mode="lr-tb"/>
      <style:text-properties fo:font-size="8pt"/>
    </style:style>
    <style:style style:name="T1" style:family="text">
      <style:text-properties style:font-name="Liberation Sans" fo:font-size="9pt" style:font-size-asian="10pt" style:font-size-complex="10pt"/>
    </style:style>
    <style:style style:name="T2" style:family="text">
      <style:text-properties style:font-name="Liberation Sans1" fo:font-size="8pt" style:letter-kerning="true" style:font-name-asian="Noto Sans CJK SC" style:font-size-asian="10pt" style:font-name-complex="Lohit Devanagari" style:font-size-complex="1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bold" style:font-weight-asian="bold" style:font-weight-complex="bold"/>
    </style:style>
    <style:style style:name="T5" style:family="text">
      <style:text-properties fo:font-size="7pt"/>
    </style:style>
    <style:style style:name="T6" style:family="text">
      <style:text-properties fo:font-size="9pt" fo:font-weight="normal" style:font-weight-asian="normal" style:font-weight-complex="normal"/>
    </style:style>
    <style:style style:name="T7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2.625cm" svg:height="0.55cm" svg:x="4.338cm" svg:y="9.05cm">
          <text:p text:style-name="P1"><text:span text:style-name="T1">“</text:span><text:span text:style-name="T1">1921-11-09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xml:id="id1" draw:id="id1" draw:layer="layout" svg:width="2.94cm" svg:height="0.85cm" svg:x="12.18cm" svg:y="8.35cm">
          <draw:text-box>
            <text:p text:style-name="P3"><text:span text:style-name="T2">prov:</text:span></text:p>
            <text:p text:style-name="P3"><text:span text:style-name="T2">wasGeneratedBy</text:span></text:p>
          </draw:text-box>
        </draw:frame>
        <draw:connector draw:style-name="gr3" draw:text-style-name="P5" draw:layer="layout" draw:type="line" svg:x1="13.65cm" svg:y1="9.2cm" svg:x2="13.65cm" svg:y2="9.95cm" draw:start-shape="id1" draw:end-shape="id2" draw:end-glue-point="4" svg:d="M13650 9200v750" svg:viewBox="0 0 1 751">
          <text:p/>
        </draw:connector>
        <draw:connector draw:style-name="gr4" draw:text-style-name="P5" draw:layer="layout" draw:type="line" svg:x1="13.65cm" svg:y1="7.95cm" svg:x2="13.65cm" svg:y2="8.35cm" draw:start-shape="id3" draw:start-glue-point="8" draw:end-shape="id1" draw:end-glue-point="0" svg:d="M13650 7950v400" svg:viewBox="0 0 1 401">
          <text:p/>
        </draw:connector>
        <draw:connector draw:style-name="gr5" draw:text-style-name="P6" draw:layer="layout" draw:type="line" svg:x1="12.325cm" svg:y1="6.625cm" svg:x2="7.625cm" svg:y2="3.957cm" draw:start-shape="id3" draw:start-glue-point="6" draw:end-shape="id4" draw:end-glue-point="1" svg:d="M12325 6625l-4700-2668" svg:viewBox="0 0 4701 2669">
          <text:p/>
        </draw:connector>
        <draw:connector draw:style-name="gr6" draw:text-style-name="P6" draw:layer="layout" draw:type="line" svg:x1="12.325cm" svg:y1="6.625cm" svg:x2="6.963cm" svg:y2="6.625cm" draw:start-shape="id3" draw:start-glue-point="6" draw:end-shape="id5" draw:end-glue-point="1" svg:d="M12325 6625h-5362" svg:viewBox="0 0 5363 1">
          <text:p/>
        </draw:connector>
        <draw:connector draw:style-name="gr7" draw:text-style-name="P6" draw:layer="layout" draw:type="line" svg:x1="12.325cm" svg:y1="6.625cm" svg:x2="6.963cm" svg:y2="9.325cm" draw:start-shape="id3" draw:start-glue-point="6" draw:end-shape="id6" draw:end-glue-point="1" svg:d="M12325 6625l-5362 2700" svg:viewBox="0 0 5363 2701">
          <text:p/>
        </draw:connector>
        <draw:connector draw:style-name="gr8" draw:text-style-name="P6" draw:layer="layout" draw:type="line" svg:x1="14.975cm" svg:y1="6.625cm" svg:x2="19.875cm" svg:y2="9.025cm" draw:start-shape="id3" draw:start-glue-point="10" draw:end-shape="id7" draw:end-glue-point="6" svg:d="M14975 6625l4900 2400" svg:viewBox="0 0 4901 2401">
          <text:p/>
        </draw:connector>
        <draw:custom-shape draw:style-name="gr9" draw:text-style-name="P8" xml:id="id8" draw:id="id8" draw:layer="layout" svg:width="4.45cm" svg:height="0.674cm" svg:x="4.8cm" svg:y="10.938cm">
          <text:p text:style-name="P7"><text:span text:style-name="T1">“</text:span><text:span text:style-name="T1">2023-06-1820T12:00:00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6" draw:layer="layout" draw:type="line" svg:x1="12.275cm" svg:y1="11.275cm" svg:x2="9.25cm" svg:y2="11.275cm" draw:start-shape="id2" draw:start-glue-point="6" draw:end-shape="id8" draw:end-glue-point="1" svg:d="M12275 11275h-3025" svg:viewBox="0 0 3026 1">
          <text:p/>
        </draw:connector>
        <draw:connector draw:style-name="gr11" draw:text-style-name="P6" draw:layer="layout" draw:type="line" svg:x1="15.025cm" svg:y1="11.275cm" svg:x2="17.9cm" svg:y2="11.275cm" draw:start-shape="id2" draw:start-glue-point="10" draw:end-shape="id9" draw:end-glue-point="3" svg:d="M15025 11275h2875" svg:viewBox="0 0 2876 1">
          <text:p/>
        </draw:connector>
        <draw:connector draw:style-name="gr12" draw:text-style-name="P9" draw:layer="layout" draw:type="line" svg:x1="13.65cm" svg:y1="13.85cm" svg:x2="13.65cm" svg:y2="14.25cm" draw:start-shape="id10" draw:start-glue-point="2" draw:end-shape="id11" draw:end-glue-point="4" svg:d="M13650 13850v400" svg:viewBox="0 0 1 401">
          <text:p/>
        </draw:connector>
        <draw:custom-shape draw:style-name="gr13" draw:text-style-name="P8" xml:id="id12" draw:id="id12" draw:layer="layout" svg:width="3.95cm" svg:height="0.55cm" svg:x="19.225cm" svg:y="6.35cm">
          <text:p text:style-name="P7"><text:span text:style-name="T1">sdo:Ma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6" draw:layer="layout" draw:type="line" svg:x1="14.975cm" svg:y1="6.625cm" svg:x2="19.225cm" svg:y2="6.625cm" draw:start-shape="id3" draw:start-glue-point="10" draw:end-shape="id12" draw:end-glue-point="3" svg:d="M14975 6625h4250" svg:viewBox="0 0 4251 1">
          <text:p/>
        </draw:connector>
        <draw:custom-shape draw:style-name="gr15" draw:text-style-name="P8" xml:id="id4" draw:id="id4" draw:layer="layout" svg:width="3.95cm" svg:height="2cm" svg:x="3.675cm" svg:y="2.957cm">
          <text:p text:style-name="P7"><text:span text:style-name="T1">https://www.geonames.org/275987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0" draw:layer="layout" draw:type="line" svg:x1="13.65cm" svg:y1="5.3cm" svg:x2="11.412cm" svg:y2="3.362cm" draw:start-shape="id3" draw:start-glue-point="4" draw:end-shape="id13" draw:end-glue-point="9" svg:d="M13650 5300l-2238-1938" svg:viewBox="0 0 2239 1939">
          <text:p/>
        </draw:connector>
        <draw:frame draw:style-name="gr17" draw:text-style-name="P4" xml:id="id10" draw:id="id10" draw:layer="layout" svg:width="3.43cm" svg:height="0.882cm" svg:x="11.935cm" svg:y="12.968cm">
          <draw:text-box>
            <text:p text:style-name="P3"><text:span text:style-name="T2">prov:</text:span></text:p>
            <text:p text:style-name="P3"><text:span text:style-name="T2">wasAssociatedWith</text:span></text:p>
          </draw:text-box>
        </draw:frame>
        <draw:connector draw:style-name="gr4" draw:text-style-name="P5" draw:layer="layout" draw:type="line" svg:x1="13.65cm" svg:y1="12.6cm" svg:x2="13.65cm" svg:y2="12.968cm" draw:start-shape="id2" draw:start-glue-point="8" draw:end-shape="id10" draw:end-glue-point="0" svg:d="M13650 12600v368" svg:viewBox="0 0 1 369">
          <text:p/>
        </draw:connector>
        <draw:custom-shape draw:style-name="gr18" draw:text-style-name="P2" xml:id="id9" draw:id="id9" draw:layer="layout" svg:width="3.85cm" svg:height="0.674cm" svg:x="17.9cm" svg:y="10.938cm">
          <text:p text:style-name="P1"><text:span text:style-name="T3">“</text:span><text:span text:style-name="T3">2023-06-18</text:span><text:span text:style-name="T1">T12:00:00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xml:id="id5" draw:id="id5" draw:layer="layout" svg:width="2.625cm" svg:height="0.55cm" svg:x="4.338cm" svg:y="6.35cm">
          <text:p text:style-name="P7"><text:span text:style-name="T1">“</text:span><text:span text:style-name="T1">1860-03-31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0" draw:layer="layout" draw:type="line" svg:x1="13.65cm" svg:y1="5.3cm" svg:x2="16.088cm" svg:y2="3.362cm" draw:start-shape="id3" draw:start-glue-point="4" draw:end-shape="id14" draw:end-glue-point="7" svg:d="M13650 5300l2438-1938" svg:viewBox="0 0 2439 1939">
          <text:p/>
        </draw:connector>
        <draw:custom-shape draw:style-name="gr19" draw:text-style-name="P12" xml:id="id3" draw:id="id3" draw:layer="layout" svg:width="2.65cm" svg:height="2.65cm" svg:x="12.325cm" svg:y="5.3cm">
          <text:p text:style-name="P11"><text:span text:style-name="T4">Person-</text:span></text:p>
          <text:p text:style-name="P11"><text:span text:style-name="T4">Recon-stru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xml:id="id2" draw:id="id2" draw:layer="layout" svg:width="2.75cm" svg:height="2.65cm" svg:x="12.275cm" svg:y="9.95cm">
          <text:p text:style-name="P13"><text:span text:style-name="T4">Activity</text:span></text:p>
          <text:p text:style-name="P13"><text:span text:style-name="T5">prov:</text:span></text:p>
          <text:p text:style-name="P13"><text:span text:style-name="T5">Activi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xml:id="id11" draw:id="id11" draw:layer="layout" svg:width="2.75cm" svg:height="2.65cm" svg:x="12.275cm" svg:y="14.25cm">
          <text:p text:style-name="P13"><text:span text:style-name="T4">Agent</text:span></text:p>
          <text:p text:style-name="P13"><text:span text:style-name="T5">prov:</text:span></text:p>
          <text:p text:style-name="P13"><text:span text:style-name="T5">Ag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xml:id="id13" draw:id="id13" draw:layer="layout" svg:width="2.65cm" svg:height="2.65cm" svg:x="9.15cm" svg:y="1.1cm">
          <text:p text:style-name="P15"><text:span text:style-name="T6">Person-</text:span></text:p>
          <text:p text:style-name="P15"><text:span text:style-name="T6">Observ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xml:id="id14" draw:id="id14" draw:layer="layout" svg:width="2.65cm" svg:height="2.65cm" svg:x="15.7cm" svg:y="1.1cm">
          <text:p text:style-name="P17"><text:span text:style-name="T6">Person-</text:span></text:p>
          <text:p text:style-name="P17"><text:span text:style-name="T6">Observ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xml:id="id7" draw:id="id7" draw:layer="layout" svg:width="2.65cm" svg:height="2.65cm" svg:x="19.875cm" svg:y="7.7cm">
          <text:p text:style-name="P17"><text:span text:style-name="T6">Person-</text:span></text:p>
          <text:p text:style-name="P17"><text:span text:style-name="T6">Recon-stru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9" draw:layer="layout" svg:width="1.65cm" svg:height="0.75cm" svg:x="8.75cm" svg:y="7.65cm">
          <text:p text:style-name="P18"><text:span text:style-name="T7">sdo:</text:span></text:p>
          <text:p text:style-name="P18"><text:span text:style-name="T7">deathDate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1.65cm" svg:height="0.75cm" svg:x="16.6cm" svg:y="7.5cm">
          <text:p text:style-name="P18"><text:span text:style-name="T7">sdo:</text:span></text:p>
          <text:p text:style-name="P18"><text:span text:style-name="T7">spouse</text:span></text:p>
          <draw:enhanced-geometry svg:viewBox="0 0 21600 21600" draw:type="rectangle" draw:enhanced-path="M 0 0 L 21600 0 21600 21600 0 21600 0 0 Z N"/>
        </draw:custom-shape>
        <draw:connector draw:style-name="gr22" draw:text-style-name="P6" draw:layer="layout" draw:type="line" svg:x1="14.975cm" svg:y1="6.625cm" svg:x2="19.875cm" svg:y2="3.975cm" draw:start-shape="id3" draw:start-glue-point="10" draw:end-shape="id15" draw:end-glue-point="3" svg:d="M14975 6625l4900-2650" svg:viewBox="0 0 4901 2651">
          <text:p/>
        </draw:connector>
        <draw:custom-shape draw:style-name="gr23" draw:text-style-name="P19" draw:layer="layout" svg:width="1.688cm" svg:height="0.758cm" svg:x="16.505cm" svg:y="4.935cm">
          <text:p text:style-name="P18"><text:span text:style-name="T7">sdo:</text:span></text:p>
          <text:p text:style-name="P18"><text:span text:style-name="T7">name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1.65cm" svg:height="0.75cm" svg:x="8.8cm" svg:y="4.7cm">
          <text:p text:style-name="P18"><text:span text:style-name="T7">sdo:</text:span></text:p>
          <text:p text:style-name="P18"><text:span text:style-name="T7">birthPlace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2.25cm" svg:height="0.75cm" svg:x="11.15cm" svg:y="3.9cm">
          <text:p text:style-name="P18"><text:span text:style-name="T7">prov:</text:span></text:p>
          <text:p text:style-name="P18"><text:span text:style-name="T7">wasDerivedFrom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2.25cm" svg:height="0.75cm" svg:x="14.05cm" svg:y="3.9cm">
          <text:p text:style-name="P18"><text:span text:style-name="T7">prov:</text:span></text:p>
          <text:p text:style-name="P18"><text:span text:style-name="T7">wasDerivedFrom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1.65cm" svg:height="0.75cm" svg:x="16.4cm" svg:y="6.2cm">
          <text:p text:style-name="P18"><text:span text:style-name="T7">sdo:</text:span></text:p>
          <text:p text:style-name="P18"><text:span text:style-name="T7">gend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1.65cm" svg:height="0.75cm" svg:x="8.8cm" svg:y="6.2cm">
          <text:p text:style-name="P18"><text:span text:style-name="T7">sdo:</text:span></text:p>
          <text:p text:style-name="P18"><text:span text:style-name="T7">birthDate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1.85cm" svg:height="0.75cm" svg:x="15.35cm" svg:y="10.9cm">
          <text:p text:style-name="P18"><text:span text:style-name="T7">prov:</text:span></text:p>
          <text:p text:style-name="P18"><text:span text:style-name="T7">endedAtTime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2.1cm" svg:height="0.75cm" svg:x="9.85cm" svg:y="10.9cm">
          <text:p text:style-name="P18"><text:span text:style-name="T7">prov:</text:span></text:p>
          <text:p text:style-name="P18"><text:span text:style-name="T7">startedAtTime</text:span></text:p>
          <draw:enhanced-geometry svg:viewBox="0 0 21600 21600" draw:type="rectangle" draw:enhanced-path="M 0 0 L 21600 0 21600 21600 0 21600 0 0 Z N"/>
        </draw:custom-shape>
        <draw:custom-shape draw:style-name="gr1" draw:text-style-name="P8" xml:id="id15" draw:id="id15" draw:layer="layout" svg:width="2.625cm" svg:height="0.55cm" svg:x="19.875cm" svg:y="3.7cm">
          <text:p text:style-name="P7"><text:span text:style-name="T1">“</text:span><text:span text:style-name="T1">Abe Bos”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solid" draw:fill-color="#ffffff" draw:opacity="100%" draw:shadow-opacity="100%"/>
      <style:paragraph-properties loext:tab-stop-distance="0cm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8T19:12:50.090476582</meta:creation-date>
    <dc:date>2024-06-10T12:41:22.745800864</dc:date>
    <meta:editing-duration>PT4H24M41S</meta:editing-duration>
    <meta:editing-cycles>22</meta:editing-cycles>
    <meta:generator>LibreOffice/24.2.3.2$Linux_X86_64 LibreOffice_project/420$Build-2</meta:generator>
    <meta:document-statistic meta:object-count="39"/>
  </office:meta>
</office:document-meta>
</file>